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etaData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etaDataTransformer.getExternalLink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etaDataTransformer.getLinkUri( String h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MetaDataTransform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etaDataTransformer.isFolderNode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etaDataTransformer.startElement( String uri , String localName , String qName , Attributes 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teMetaDataTransformer.setup( SourceResolver resolver , Map objectModel , String src ,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